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D80000004B41605A3894C36E0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986cm" fo:margin-left="0.506cm" fo:margin-top="0cm" fo:margin-bottom="0cm" table:align="left"/>
    </style:style>
    <style:style style:name="Table1.A" style:family="table-column">
      <style:table-column-properties style:column-width="3.648cm"/>
    </style:style>
    <style:style style:name="Table1.B" style:family="table-column">
      <style:table-column-properties style:column-width="4.179cm"/>
    </style:style>
    <style:style style:name="Table1.C" style:family="table-column">
      <style:table-column-properties style:column-width="4.149cm"/>
    </style:style>
    <style:style style:name="Table1.D" style:family="table-column">
      <style:table-column-properties style:column-width="4.011cm"/>
    </style:style>
    <style:style style:name="Table1.1" style:family="table-row">
      <style:table-row-properties style:min-row-height="0.6cm" fo:keep-together="auto"/>
    </style:style>
    <style:style style:name="Table1.A1" style:family="table-cell">
      <style:table-cell-properties style:vertical-align="middle" fo:background-color="#dbe5f1" fo:padding-left="0cm" fo:padding-right="0.191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e1.D1" style:family="table-cell">
      <style:table-cell-properties style:vertical-align="middle" fo:background-color="#dbe5f1" fo:padding-left="0cm" fo:padding-right="0.191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e1.2" style:family="table-row">
      <style:table-row-properties style:min-row-height="0.635cm" fo:keep-together="auto"/>
    </style:style>
    <style:style style:name="Table1.A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1.B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1.C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1.D2" style:family="table-cell">
      <style:table-cell-properties style:vertical-align="middle" fo:padding-left="0cm" fo:padding-right="0.191cm" fo:padding-top="0cm" fo:padding-bottom="0cm" fo:border-left="0.5pt solid #657cd1" fo:border-right="0.5pt solid #657cd1" fo:border-top="1.5pt solid #000001" fo:border-bottom="0.5pt solid #657cd1"/>
    </style:style>
    <style:style style:name="Table2" style:family="table">
      <style:table-properties style:width="16.092cm" fo:margin-left="0.506cm" fo:margin-top="0cm" fo:margin-bottom="0cm" table:align="left"/>
    </style:style>
    <style:style style:name="Table2.A" style:family="table-column">
      <style:table-column-properties style:column-width="3.2cm"/>
    </style:style>
    <style:style style:name="Table2.B" style:family="table-column">
      <style:table-column-properties style:column-width="4.209cm"/>
    </style:style>
    <style:style style:name="Table2.C" style:family="table-column">
      <style:table-column-properties style:column-width="2.598cm"/>
    </style:style>
    <style:style style:name="Table2.D" style:family="table-column">
      <style:table-column-properties style:column-width="3.103cm"/>
    </style:style>
    <style:style style:name="Table2.E" style:family="table-column">
      <style:table-column-properties style:column-width="1.683cm"/>
    </style:style>
    <style:style style:name="Table2.F" style:family="table-column">
      <style:table-column-properties style:column-width="1.3cm"/>
    </style:style>
    <style:style style:name="Table2.1" style:family="table-row">
      <style:table-row-properties style:min-row-height="0.794cm" fo:keep-together="auto"/>
    </style:style>
    <style:style style:name="Table2.A1" style:family="table-cell">
      <style:table-cell-properties style:vertical-align="bottom" fo:background-color="#dbe5f1" fo:padding-left="0cm" fo:padding-right="0.191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e2.F1" style:family="table-cell">
      <style:table-cell-properties style:vertical-align="bottom" fo:background-color="#dbe5f1" fo:padding-left="0cm" fo:padding-right="0.191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e2.2" style:family="table-row">
      <style:table-row-properties style:min-row-height="0.953cm" fo:keep-together="auto"/>
    </style:style>
    <style:style style:name="Table2.A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2.B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2.C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2.D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2.E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2.F2" style:family="table-cell">
      <style:table-cell-properties style:vertical-align="middle" fo:padding-left="0cm" fo:padding-right="0.191cm" fo:padding-top="0cm" fo:padding-bottom="0cm" fo:border-left="0.5pt solid #657cd1" fo:border-right="0.5pt solid #657cd1" fo:border-top="1.5pt solid #000001" fo:border-bottom="0.5pt solid #657cd1"/>
    </style:style>
    <style:style style:name="Table3" style:family="table">
      <style:table-properties style:width="15.986cm" fo:margin-left="0.563cm" fo:margin-top="0cm" fo:margin-bottom="0cm" table:align="left"/>
    </style:style>
    <style:style style:name="Table3.A" style:family="table-column">
      <style:table-column-properties style:column-width="3.103cm"/>
    </style:style>
    <style:style style:name="Table3.B" style:family="table-column">
      <style:table-column-properties style:column-width="12.883cm"/>
    </style:style>
    <style:style style:name="Table3.1" style:family="table-row">
      <style:table-row-properties style:min-row-height="0.988cm" fo:keep-together="auto"/>
    </style:style>
    <style:style style:name="Table3.A1" style:family="table-cell">
      <style:table-cell-properties style:vertical-align="middle" fo:background-color="#dbe5f1" fo:padding-left="0cm" fo:padding-right="0.191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e3.B1" style:family="table-cell">
      <style:table-cell-properties style:vertical-align="middle" fo:background-color="#dbe5f1" fo:padding-left="0cm" fo:padding-right="0.191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e3.2" style:family="table-row">
      <style:table-row-properties style:min-row-height="0.6cm" fo:keep-together="auto"/>
    </style:style>
    <style:style style:name="Table3.A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3.B2" style:family="table-cell">
      <style:table-cell-properties style:vertical-align="middle" fo:padding-left="0cm" fo:padding-right="0.191cm" fo:padding-top="0cm" fo:padding-bottom="0cm" fo:border-left="0.5pt solid #657cd1" fo:border-right="0.5pt solid #657cd1" fo:border-top="1.5pt solid #000001" fo:border-bottom="0.5pt solid #657cd1"/>
    </style:style>
    <style:style style:name="Table4" style:family="table">
      <style:table-properties style:width="16.097cm" fo:margin-left="0.478cm" fo:margin-top="0cm" fo:margin-bottom="0cm" table:align="left"/>
    </style:style>
    <style:style style:name="Table4.A" style:family="table-column">
      <style:table-column-properties style:column-width="8.049cm"/>
    </style:style>
    <style:style style:name="Table4.1" style:family="table-row">
      <style:table-row-properties style:min-row-height="0.476cm" fo:keep-together="auto"/>
    </style:style>
    <style:style style:name="Table4.A1" style:family="table-cell">
      <style:table-cell-properties fo:background-color="#dbe5f1" fo:padding-left="0cm" fo:padding-right="0.191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e4.B1" style:family="table-cell">
      <style:table-cell-properties fo:padding-left="0cm" fo:padding-right="0.191cm" fo:padding-top="0cm" fo:padding-bottom="0cm" fo:border-left="1.5pt solid #000001" fo:border-right="0.5pt solid #657cd1" fo:border-top="0.5pt solid #657cd1" fo:border-bottom="0.5pt solid #657cd1"/>
    </style:style>
    <style:style style:name="Table4.2" style:family="table-row">
      <style:table-row-properties style:min-row-height="0.635cm" fo:keep-together="auto"/>
    </style:style>
    <style:style style:name="Table4.B2" style:family="table-cell">
      <style:table-cell-properties fo:padding-left="0cm" fo:padding-right="0.191cm" fo:padding-top="0cm" fo:padding-bottom="0cm" fo:border-left="1.5pt solid #000001" fo:border-right="0.5pt solid #657cd1" fo:border-top="0.5pt solid #657cd1" fo:border-bottom="0.5pt solid #657cd1"/>
    </style:style>
    <style:style style:name="Table5" style:family="table">
      <style:table-properties style:width="16.097cm" fo:margin-left="0.478cm" fo:margin-top="0cm" fo:margin-bottom="0cm" table:align="left"/>
    </style:style>
    <style:style style:name="Table5.A" style:family="table-column">
      <style:table-column-properties style:column-width="8.049cm"/>
    </style:style>
    <style:style style:name="Table5.1" style:family="table-row">
      <style:table-row-properties style:min-row-height="0.635cm" fo:keep-together="auto"/>
    </style:style>
    <style:style style:name="Table5.A1" style:family="table-cell">
      <style:table-cell-properties fo:background-color="#dbe5f1" fo:padding-left="0cm" fo:padding-right="0.191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e5.B1" style:family="table-cell">
      <style:table-cell-properties fo:padding-left="0cm" fo:padding-right="0.191cm" fo:padding-top="0cm" fo:padding-bottom="0cm" fo:border-left="1.5pt solid #000001" fo:border-right="0.5pt solid #657cd1" fo:border-top="0.5pt solid #657cd1" fo:border-bottom="0.5pt solid #657cd1"/>
    </style:style>
    <style:style style:name="Table6" style:family="table">
      <style:table-properties style:width="16.097cm" fo:margin-left="0.506cm" fo:margin-top="0cm" fo:margin-bottom="0cm" table:align="left"/>
    </style:style>
    <style:style style:name="Table6.A" style:family="table-column">
      <style:table-column-properties style:column-width="2.563cm"/>
    </style:style>
    <style:style style:name="Table6.B" style:family="table-column">
      <style:table-column-properties style:column-width="13.534cm"/>
    </style:style>
    <style:style style:name="Table6.1" style:family="table-row">
      <style:table-row-properties style:min-row-height="0.635cm" fo:keep-together="auto"/>
    </style:style>
    <style:style style:name="Table6.A1" style:family="table-cell">
      <style:table-cell-properties fo:background-color="#dbe5f1" fo:padding-left="0cm" fo:padding-right="0.191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e6.B1" style:family="table-cell">
      <style:table-cell-properties fo:padding-left="0cm" fo:padding-right="0.191cm" fo:padding-top="0cm" fo:padding-bottom="0cm" fo:border-left="1.5pt solid #000001" fo:border-right="0.5pt solid #657cd1" fo:border-top="0.5pt solid #657cd1" fo:border-bottom="0.5pt solid #657cd1"/>
    </style:style>
    <style:style style:name="Table6.A2" style:family="table-cell">
      <style:table-cell-properties fo:background-color="#dbe5f1" fo:padding-left="0cm" fo:padding-right="0.191cm" fo:padding-top="0cm" fo:padding-bottom="0cm" fo:border-left="0.5pt solid #657cd1" fo:border-right="none" fo:border-top="none" fo:border-bottom="0.5pt solid #657cd1">
        <style:background-image/>
      </style:table-cell-properties>
    </style:style>
    <style:style style:name="Table6.B2" style:family="table-cell">
      <style:table-cell-properties fo:padding-left="0cm" fo:padding-right="0.191cm" fo:padding-top="0cm" fo:padding-bottom="0cm" fo:border-left="1.5pt solid #000001" fo:border-right="0.5pt solid #657cd1" fo:border-top="none" fo:border-bottom="0.5pt solid #657cd1"/>
    </style:style>
    <style:style style:name="Table6.B3" style:family="table-cell">
      <style:table-cell-properties fo:padding-left="0cm" fo:padding-right="0.191cm" fo:padding-top="0cm" fo:padding-bottom="0cm" fo:border-left="1.5pt solid #000001" fo:border-right="0.5pt solid #657cd1" fo:border-top="none" fo:border-bottom="0.5pt solid #657cd1"/>
    </style:style>
    <style:style style:name="P1" style:family="paragraph" style:parent-style-name="Header">
      <style:paragraph-properties fo:text-align="center" style:justify-single-word="false"/>
      <style:text-properties style:font-name="Calibri" fo:font-style="italic" officeooo:rsid="00168406" officeooo:paragraph-rsid="00168406" style:font-style-asian="italic" style:font-style-complex="italic"/>
    </style:style>
    <style:style style:name="P2" style:family="paragraph" style:parent-style-name="Footer">
      <style:paragraph-properties fo:text-align="start" style:justify-single-word="false"/>
      <style:text-properties style:font-name="Calibri" fo:font-style="italic" officeooo:rsid="01161940" officeooo:paragraph-rsid="01161940" style:font-style-asian="italic" style:font-style-complex="italic"/>
    </style:style>
    <style:style style:name="P3" style:family="paragraph" style:parent-style-name="Footer">
      <style:paragraph-properties fo:text-align="end" style:justify-single-word="false"/>
      <style:text-properties style:font-name="Calibri" officeooo:rsid="01161940" officeooo:paragraph-rsid="01161940"/>
    </style:style>
    <style:style style:name="P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fo:language="gl" fo:country="ES" fo:font-style="italic" officeooo:rsid="00250fdd" officeooo:paragraph-rsid="00250fdd" style:font-style-asian="italic" style:font-style-complex="italic"/>
    </style:style>
    <style:style style:name="P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fo:language="gl" fo:country="ES" fo:font-style="italic" officeooo:rsid="011b5e1b" officeooo:paragraph-rsid="011b5e1b" style:font-style-asian="italic" style:font-style-complex="italic"/>
    </style:style>
    <style:style style:name="P6" style:family="paragraph" style:parent-style-name="Text_20_body">
      <style:text-properties style:font-name="Calibri" officeooo:rsid="011a104d" officeooo:paragraph-rsid="011a104d"/>
    </style:style>
    <style:style style:name="P7" style:family="paragraph" style:parent-style-name="Text_20_body">
      <style:text-properties style:font-name="Calibri" officeooo:rsid="011b5e1b" officeooo:paragraph-rsid="011b5e1b"/>
    </style:style>
    <style:style style:name="P8" style:family="paragraph" style:parent-style-name="Header">
      <style:paragraph-properties fo:text-align="center" style:justify-single-word="false"/>
    </style:style>
    <style:style style:name="P9" style:family="paragraph" style:parent-style-name="Standard">
      <style:paragraph-properties fo:margin-left="0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00000a" loext:opacity="100%" style:font-name="Arial" fo:font-size="8pt" officeooo:rsid="0117ed71" officeooo:paragraph-rsid="0117ed71" style:font-name-asian="Arial2" style:font-size-asian="8pt" style:font-name-complex="Arial2" style:font-size-complex="8pt"/>
    </style:style>
    <style:style style:name="P10" style:family="paragraph" style:parent-style-name="Standard">
      <style:paragraph-properties fo:margin-left="0.266cm" fo:margin-right="0.229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365f91" loext:opacity="100%" style:font-name="Arial" fo:font-size="8pt" fo:font-weight="bold" officeooo:paragraph-rsid="0117ed71" style:font-name-asian="Arial2" style:font-size-asian="8pt" style:font-weight-asian="bold" style:font-name-complex="Arial2" style:font-size-complex="8pt"/>
    </style:style>
    <style:style style:name="P11" style:family="paragraph" style:parent-style-name="Header">
      <style:paragraph-properties fo:text-align="start" style:justify-single-word="false"/>
      <style:text-properties fo:color="#365f91" loext:opacity="100%" style:font-name="Calibri" fo:font-size="24pt" fo:font-style="normal" fo:font-weight="bold" officeooo:rsid="0117ed71" officeooo:paragraph-rsid="0117ed71" style:font-size-asian="24pt" style:font-style-asian="normal" style:font-weight-asian="bold" style:font-size-complex="24pt" style:font-style-complex="normal" style:font-weight-complex="bold"/>
    </style:style>
    <style:style style:name="P12" style:family="paragraph" style:parent-style-name="Standard">
      <style:paragraph-properties fo:margin-left="0.092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13" style:family="paragraph" style:parent-style-name="Standard">
      <style:paragraph-properties fo:margin-left="0.095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14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7" style:family="paragraph" style:parent-style-name="Text_20_body">
      <style:text-properties officeooo:rsid="011b5e1b" officeooo:paragraph-rsid="011b5e1b"/>
    </style:style>
    <style:style style:name="P18" style:family="paragraph" style:parent-style-name="Contents_20_Heading" style:master-page-name="Standard">
      <style:paragraph-properties style:page-number="1"/>
      <style:text-properties style:font-name="Calibri"/>
    </style:style>
    <style:style style:name="P19" style:family="paragraph" style:parent-style-name="Text_20_body">
      <style:text-properties style:font-name="Calibri" fo:language="gl" fo:country="ES" fo:font-weight="normal" officeooo:rsid="011a104d" officeooo:paragraph-rsid="011a104d" style:font-weight-asian="normal" style:font-weight-complex="normal"/>
    </style:style>
    <style:style style:name="P20" style:family="paragraph" style:parent-style-name="Text_20_body">
      <style:text-properties style:font-name="Calibri" fo:language="gl" fo:country="ES" fo:font-weight="normal" officeooo:rsid="011b5e1b" officeooo:paragraph-rsid="011b5e1b" style:font-weight-asian="normal" style:font-weight-complex="normal"/>
    </style:style>
    <style:style style:name="P21" style:family="paragraph" style:parent-style-name="Header" style:master-page-name="First_20_Page">
      <style:paragraph-properties fo:text-align="start" style:justify-single-word="false" style:page-number="auto"/>
      <style:text-properties fo:color="#365f91" loext:opacity="100%" style:font-name="Calibri" fo:font-size="20pt" fo:font-style="normal" fo:font-weight="bold" officeooo:rsid="0117ed71" officeooo:paragraph-rsid="00250fdd" style:font-size-asian="20pt" style:font-style-asian="normal" style:font-weight-asian="bold" style:font-size-complex="20pt" style:font-style-complex="normal" style:font-weight-complex="bold"/>
    </style:style>
    <style:style style:name="P22" style:family="paragraph" style:parent-style-name="Header">
      <style:paragraph-properties fo:text-align="start" style:justify-single-word="false"/>
      <style:text-properties fo:color="#365f91" loext:opacity="100%" style:font-name="Calibri" fo:font-size="20pt" fo:font-style="normal" fo:font-weight="bold" officeooo:rsid="0117ed71" officeooo:paragraph-rsid="0117ed71" style:font-size-asian="20pt" style:font-style-asian="normal" style:font-weight-asian="bold" style:font-size-complex="20pt" style:font-style-complex="normal" style:font-weight-complex="bold"/>
    </style:style>
    <style:style style:name="P23" style:family="paragraph" style:parent-style-name="Heading_20_1">
      <style:paragraph-properties fo:break-before="page"/>
      <style:text-properties style:font-name="Calibri" fo:language="gl" fo:country="ES" officeooo:rsid="0117efd8" officeooo:paragraph-rsid="0117efd8"/>
    </style:style>
    <style:style style:name="P24" style:family="paragraph" style:parent-style-name="Heading_20_1" style:list-style-name="">
      <style:text-properties style:font-name="Calibri" fo:language="gl" fo:country="ES" officeooo:rsid="0117efd8" officeooo:paragraph-rsid="0117efd8"/>
    </style:style>
    <style:style style:name="P25" style:family="paragraph" style:parent-style-name="Heading_20_1" style:list-style-name="">
      <style:text-properties style:font-name="Calibri" fo:language="gl" fo:country="ES" officeooo:rsid="0117efd8" officeooo:paragraph-rsid="0118c72a"/>
    </style:style>
    <style:style style:name="P26" style:family="paragraph" style:parent-style-name="Heading_20_1">
      <style:paragraph-properties fo:break-before="page"/>
      <style:text-properties style:font-name="Calibri" fo:language="gl" fo:country="ES" officeooo:rsid="0117efd8" officeooo:paragraph-rsid="0118c72a"/>
    </style:style>
    <style:style style:name="P27" style:family="paragraph" style:parent-style-name="Heading_20_1">
      <style:paragraph-properties fo:break-before="page"/>
      <style:text-properties style:font-name="Calibri" fo:language="gl" fo:country="ES" officeooo:rsid="0118c72a" officeooo:paragraph-rsid="0118c72a"/>
    </style:style>
    <style:style style:name="P28" style:family="paragraph" style:parent-style-name="Heading_20_2">
      <style:text-properties style:font-name="Calibri"/>
    </style:style>
    <style:style style:name="P29" style:family="paragraph" style:parent-style-name="Heading_20_4">
      <style:text-properties officeooo:rsid="0118c72a" officeooo:paragraph-rsid="011a104d"/>
    </style:style>
    <style:style style:name="P30" style:family="paragraph" style:parent-style-name="Heading_20_4">
      <style:text-properties officeooo:rsid="011a104d" officeooo:paragraph-rsid="011a104d"/>
    </style:style>
    <style:style style:name="P31" style:family="paragraph" style:parent-style-name="Standard">
      <style:text-properties style:font-name="Calibri" officeooo:paragraph-rsid="00250fdd"/>
    </style:style>
    <style:style style:name="P32" style:family="paragraph" style:parent-style-name="Standard">
      <style:paragraph-properties fo:margin-left="0.079cm" fo:margin-right="-0.035cm" fo:margin-top="0cm" fo:margin-bottom="0cm" style:contextual-spacing="false" fo:line-height="100%" fo:orphans="0" fo:widows="0" fo:text-indent="0cm" style:auto-text-indent="false"/>
      <style:text-properties style:font-name="Calibri" fo:font-size="10pt" officeooo:rsid="011e4987" officeooo:paragraph-rsid="0117ed71" style:font-name-asian="Arial2" style:font-size-asian="10pt" style:font-name-complex="Arial2" style:font-size-complex="10pt"/>
    </style:style>
    <style:style style:name="P33" style:family="paragraph" style:parent-style-name="Standard">
      <style:paragraph-properties fo:margin-left="0.079cm" fo:margin-right="-0.035cm" fo:margin-top="0cm" fo:margin-bottom="0cm" style:contextual-spacing="false" fo:line-height="100%" fo:orphans="0" fo:widows="0" fo:text-indent="0cm" style:auto-text-indent="false"/>
      <style:text-properties style:font-name="Calibri" fo:font-size="10pt" officeooo:paragraph-rsid="0117ed71" style:font-name-asian="Arial2" style:font-size-asian="10pt" style:font-name-complex="Arial2" style:font-size-complex="10pt"/>
    </style:style>
    <style:style style:name="P34" style:family="paragraph" style:parent-style-name="Standard">
      <style:paragraph-properties fo:margin-left="0.079cm" fo:margin-right="-0.035cm" fo:margin-top="0cm" fo:margin-bottom="0cm" style:contextual-spacing="false" fo:line-height="100%" fo:orphans="0" fo:widows="0" fo:text-indent="0cm" style:auto-text-indent="false"/>
      <style:text-properties style:font-name="Calibri" fo:font-size="10pt" officeooo:rsid="0117ed71" officeooo:paragraph-rsid="0117ed71" fo:background-color="#ffff00" style:font-name-asian="Arial2" style:font-size-asian="10pt" style:font-name-complex="Arial2" style:font-size-complex="10pt"/>
    </style:style>
    <style:style style:name="P35" style:family="paragraph" style:parent-style-name="Standard">
      <style:paragraph-properties fo:margin-left="0.092cm" fo:margin-right="-0.035cm" fo:margin-top="0cm" fo:margin-bottom="0cm" style:contextual-spacing="false" fo:line-height="100%" fo:orphans="0" fo:widows="0" fo:text-indent="0cm" style:auto-text-indent="false"/>
      <style:text-properties fo:color="#365f91" loext:opacity="100%" style:font-name="Calibri" fo:font-size="10pt" fo:font-weight="bold" officeooo:rsid="0117ed71" officeooo:paragraph-rsid="0117ed71" style:font-name-asian="Arial2" style:font-size-asian="10pt" style:font-weight-asian="bold" style:font-name-complex="Arial2" style:font-size-complex="10pt"/>
    </style:style>
    <style:style style:name="P36" style:family="paragraph" style:parent-style-name="Standard">
      <style:paragraph-properties fo:margin-left="0.092cm" fo:margin-right="-0.035cm" fo:margin-top="0cm" fo:margin-bottom="0cm" style:contextual-spacing="false" fo:line-height="100%" fo:orphans="0" fo:widows="0" fo:text-indent="0cm" style:auto-text-indent="false"/>
      <style:text-properties fo:color="#365f91" loext:opacity="100%" style:font-name="Calibri" fo:font-size="10pt" fo:font-weight="bold" officeooo:paragraph-rsid="0117ed71" style:font-name-asian="Arial2" style:font-size-asian="10pt" style:font-weight-asian="bold" style:font-name-complex="Arial2" style:font-size-complex="10pt"/>
    </style:style>
    <style:style style:name="P37" style:family="paragraph" style:parent-style-name="Standard">
      <style:paragraph-properties fo:margin-left="0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365f91" loext:opacity="100%" style:font-name="Arial" fo:font-size="8pt" fo:font-weight="bold" officeooo:paragraph-rsid="0117ed71" style:font-name-asian="Arial2" style:font-size-asian="8pt" style:font-weight-asian="bold" style:font-name-complex="Arial2" style:font-size-complex="8pt"/>
    </style:style>
    <style:style style:name="P38" style:family="paragraph" style:parent-style-name="Standard">
      <style:paragraph-properties fo:margin-left="0cm" fo:margin-right="0.06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365f91" loext:opacity="100%" style:font-name="Arial" fo:font-size="8pt" fo:font-weight="bold" officeooo:paragraph-rsid="0117ed71" style:font-name-asian="Arial2" style:font-size-asian="8pt" style:font-weight-asian="bold" style:font-name-complex="Arial2" style:font-size-complex="8pt"/>
    </style:style>
    <style:style style:name="P39" style:family="paragraph" style:parent-style-name="Standard">
      <style:paragraph-properties fo:margin-left="0cm" fo:margin-right="0.316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365f91" loext:opacity="100%" style:font-name="Arial" fo:font-size="8pt" fo:font-weight="bold" officeooo:paragraph-rsid="0117ed71" style:font-name-asian="Arial2" style:font-size-asian="8pt" style:font-weight-asian="bold" style:font-name-complex="Arial2" style:font-size-complex="8pt"/>
    </style:style>
    <style:style style:name="P40" style:family="paragraph" style:parent-style-name="Standard">
      <style:paragraph-properties fo:margin-left="0cm" fo:margin-right="0.229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365f91" loext:opacity="100%" style:font-name="Arial" fo:font-size="8pt" fo:font-weight="bold" officeooo:paragraph-rsid="0117ed71" style:font-name-asian="Arial2" style:font-size-asian="8pt" style:font-weight-asian="bold" style:font-name-complex="Arial2" style:font-size-complex="8pt"/>
    </style:style>
    <style:style style:name="P41" style:family="paragraph" style:parent-style-name="Standard">
      <style:paragraph-properties fo:margin-left="0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365f91" loext:opacity="100%" style:font-name="Arial" fo:font-size="8pt" fo:font-weight="bold" officeooo:paragraph-rsid="0117ed71" style:font-name-asian="Arial2" style:font-size-asian="8pt" style:font-weight-asian="bold" style:font-name-complex="Arial2" style:font-size-complex="8pt"/>
    </style:style>
    <style:style style:name="P42" style:family="paragraph" style:parent-style-name="Standard">
      <style:paragraph-properties fo:margin-left="0.092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43" style:family="paragraph" style:parent-style-name="Standard">
      <style:paragraph-properties fo:margin-left="0.095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44" style:family="paragraph" style:parent-style-name="Standard">
      <style:paragraph-properties fo:margin-left="0.171cm" fo:margin-right="0.162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45" style:family="paragraph" style:parent-style-name="Standard">
      <style:paragraph-properties fo:margin-left="0.169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46" style:family="paragraph" style:parent-style-name="Standard">
      <style:paragraph-properties fo:margin-left="0.376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47" style:family="paragraph" style:parent-style-name="Standard">
      <style:paragraph-properties fo:margin-left="0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48" style:family="paragraph" style:parent-style-name="Standard">
      <style:paragraph-properties fo:margin-left="0.58cm" fo:margin-right="0.543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T1" style:family="text">
      <style:text-properties officeooo:rsid="0117ed71"/>
    </style:style>
    <style:style style:name="T2" style:family="text">
      <style:text-properties officeooo:rsid="0118c72a"/>
    </style:style>
    <style:style style:name="T3" style:family="text">
      <style:text-properties officeooo:rsid="011a104d"/>
    </style:style>
    <style:style style:name="T4" style:family="text">
      <style:text-properties fo:language="gl" fo:country="ES" fo:font-weight="bold" style:font-weight-asian="bold" style:font-weight-complex="bold"/>
    </style:style>
    <style:style style:name="T5" style:family="text">
      <style:text-properties fo:language="gl" fo:country="ES" fo:font-weight="bold" officeooo:rsid="00250fdd" style:font-weight-asian="bold" style:font-weight-complex="bold"/>
    </style:style>
    <style:style style:name="T6" style:family="text">
      <style:text-properties officeooo:rsid="011bda22"/>
    </style:style>
    <style:style style:name="T7" style:family="text">
      <style:text-properties style:font-name="Calibri"/>
    </style:style>
    <style:style style:name="T8" style:family="text">
      <style:text-properties officeooo:rsid="011f3ef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Centro educativ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Código</text:p>
          </table:table-cell>
          <table:table-cell table:style-name="Table1.A1" office:value-type="string">
            <text:p text:style-name="P10">Centro</text:p>
          </table:table-cell>
          <table:table-cell table:style-name="Table1.A1" office:value-type="string">
            <text:p text:style-name="P10">Concello</text:p>
          </table:table-cell>
          <table:table-cell table:style-name="Table1.D1" office:value-type="string">
            <text:p text:style-name="P10">Ano académico</text:p>
          </table:table-cell>
        </table:table-row>
        <table:table-row table:style-name="Table1.2">
          <table:table-cell table:style-name="Table1.A2" office:value-type="string">
            <text:p text:style-name="P12">15005397</text:p>
          </table:table-cell>
          <table:table-cell table:style-name="Table1.B2" office:value-type="string">
            <text:p text:style-name="P13">I.E.S. Fernando Wirtz Suárez</text:p>
          </table:table-cell>
          <table:table-cell table:style-name="Table1.C2" office:value-type="string">
            <text:p text:style-name="P12">A Coruña</text:p>
          </table:table-cell>
          <table:table-cell table:style-name="Table1.D2" office:value-type="string">
            <text:p text:style-name="P9">23 / 24</text:p>
          </table:table-cell>
        </table:table-row>
      </table:table>
      <text:p text:style-name="P11"/>
      <text:p text:style-name="P22">Ciclo formativo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40">Código da familia profesional</text:p>
          </table:table-cell>
          <table:table-cell table:style-name="Table2.A1" office:value-type="string">
            <text:p text:style-name="P37">Familia profesional</text:p>
          </table:table-cell>
          <table:table-cell table:style-name="Table2.A1" office:value-type="string">
            <text:p text:style-name="P38">Código do ciclo formativo</text:p>
          </table:table-cell>
          <table:table-cell table:style-name="Table2.A1" office:value-type="string">
            <text:p text:style-name="P39">Ciclo formativo</text:p>
          </table:table-cell>
          <table:table-cell table:style-name="Table2.A1" office:value-type="string">
            <text:p text:style-name="P37">Grao</text:p>
          </table:table-cell>
          <table:table-cell table:style-name="Table2.F1" office:value-type="string">
            <text:p text:style-name="P37">Réxime</text:p>
          </table:table-cell>
        </table:table-row>
        <table:table-row table:style-name="Table2.2">
          <table:table-cell table:style-name="Table2.A2" office:value-type="string">
            <text:p text:style-name="P48">FP16</text:p>
          </table:table-cell>
          <table:table-cell table:style-name="Table2.B2" office:value-type="string">
            <text:p text:style-name="P44">Informática e comunicacións</text:p>
          </table:table-cell>
          <table:table-cell table:style-name="Table2.C2" office:value-type="string">
            <text:p text:style-name="P45">SIFC03</text:p>
          </table:table-cell>
          <table:table-cell table:style-name="Table2.D2" office:value-type="string">
            <text:p text:style-name="P12">Desenvolvemento de Aplicación Web</text:p>
          </table:table-cell>
          <table:table-cell table:style-name="Table2.E2" office:value-type="string">
            <text:p text:style-name="P46">Superior</text:p>
          </table:table-cell>
          <table:table-cell table:style-name="Table2.F2" office:value-type="string">
            <text:p text:style-name="P47">Dual</text:p>
          </table:table-cell>
        </table:table-row>
      </table:table>
      <text:p text:style-name="P11"/>
      <text:p text:style-name="P22">Módulo profesional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">Código</text:p>
            <text:p text:style-name="P10">MP/UF</text:p>
          </table:table-cell>
          <table:table-cell table:style-name="Table3.B1" office:value-type="string">
            <text:p text:style-name="P10">Nome</text:p>
          </table:table-cell>
        </table:table-row>
        <table:table-row table:style-name="Table3.2">
          <table:table-cell table:style-name="Table3.A2" office:value-type="string">
            <text:p text:style-name="P12">MP0616</text:p>
          </table:table-cell>
          <table:table-cell table:style-name="Table3.B2" office:value-type="string">
            <text:p text:style-name="P13">Proxecto de Desenvolvemento de Aplicación Web</text:p>
            <text:p text:style-name="P13">Equivalencia en créditos ECTS: 5. <text:s/></text:p>
            <text:p text:style-name="P13">Código: MP0616. </text:p>
            <text:p text:style-name="P13">Duración: 26 horas</text:p>
          </table:table-cell>
        </table:table-row>
      </table:table>
      <text:p text:style-name="P11"/>
      <text:p text:style-name="P22">Profesorado responsable</text:p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36">Titor</text:p>
          </table:table-cell>
          <table:table-cell table:style-name="Table4.B1" office:value-type="string">
            <text:p text:style-name="P33">Prado Espiñeira, Fernando</text:p>
          </table:table-cell>
        </table:table-row>
        <table:table-row table:style-name="Table4.2">
          <table:table-cell table:style-name="Table4.A1" office:value-type="string">
            <text:p text:style-name="P36">Equipo Docente:</text:p>
          </table:table-cell>
          <table:table-cell table:style-name="Table4.B2" office:value-type="string">
            <text:p text:style-name="P33">Baldonedo del Río, Belén</text:p>
            <text:p text:style-name="P33">García Ulla, Constantino</text:p>
            <text:p text:style-name="P33">Iglesias Gómez, Marta</text:p>
            <text:p text:style-name="P33">Rodríguez Diéguez, Fernando</text:p>
          </table:table-cell>
        </table:table-row>
      </table:table>
      <text:p text:style-name="P11"/>
      <text:p text:style-name="P22">Alumno</text:p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36">Alumno/a</text:p>
          </table:table-cell>
          <table:table-cell table:style-name="Table5.B1" office:value-type="string">
            <text:p text:style-name="P32">Fernández Martínez, Alejandro</text:p>
          </table:table-cell>
        </table:table-row>
      </table:table>
      <text:p text:style-name="P11"/>
      <text:p text:style-name="P22">Datos do Proxecto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6">Tit<text:span text:style-name="T1">ulo</text:span></text:p>
          </table:table-cell>
          <table:table-cell table:style-name="Table6.B1" office:value-type="string">
            <text:p text:style-name="P34">Mercado</text:p>
          </table:table-cell>
        </table:table-row>
        <table:table-row table:style-name="Table6.1">
          <table:table-cell table:style-name="Table6.A2" office:value-type="string">
            <text:p text:style-name="P35">Breve descripción:</text:p>
          </table:table-cell>
          <table:table-cell table:style-name="Table6.B2" office:value-type="string">
            <text:p text:style-name="P34">Plataforma p<text:span text:style-name="T2">ara a valorización dos residuos</text:span></text:p>
          </table:table-cell>
        </table:table-row>
        <table:table-row table:style-name="Table6.1">
          <table:table-cell table:style-name="Table6.A2" office:value-type="string">
            <text:p text:style-name="P35">Palabras clave:</text:p>
          </table:table-cell>
          <table:table-cell table:style-name="Table6.B2" office:value-type="string">
            <text:p text:style-name="P34">Marketplace, economía circular</text:p>
          </table:table-cell>
        </table:table-row>
      </table:table>
      <text:table-of-content text:style-name="Sect3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3" text:name="Sumario1_Head">
            <text:p text:style-name="P18">Í<text:span text:style-name="T8">NDICE</text:span></text:p>
          </text:index-title>
          <text:p text:style-name="P14"><text:a xlink:type="simple" xlink:href="#__RefHeading___Toc896_317439446" text:style-name="Index_20_Link" text:visited-style-name="Index_20_Link"><text:span text:style-name="T7">LISTAXE DE FIGURAS<text:tab/>2</text:span></text:a></text:p>
          <text:p text:style-name="P14"><text:a xlink:type="simple" xlink:href="#__RefHeading___Toc898_317439446" text:style-name="Index_20_Link" text:visited-style-name="Index_20_Link"><text:span text:style-name="T7">MEMORIA<text:tab/>3</text:span></text:a></text:p>
          <text:p text:style-name="P15"><text:a xlink:type="simple" xlink:href="#__RefHeading___Toc900_317439446" text:style-name="Index_20_Link" text:visited-style-name="Index_20_Link"><text:span text:style-name="T7">Obxectivo<text:tab/>3</text:span></text:a></text:p>
          <text:p text:style-name="P15"><text:a xlink:type="simple" xlink:href="#__RefHeading___Toc902_317439446" text:style-name="Index_20_Link" text:visited-style-name="Index_20_Link"><text:span text:style-name="T7">Descrición<text:tab/>3</text:span></text:a></text:p>
          <text:p text:style-name="P15"><text:a xlink:type="simple" xlink:href="#__RefHeading___Toc904_317439446" text:style-name="Index_20_Link" text:visited-style-name="Index_20_Link"><text:span text:style-name="T7">Alcance<text:tab/>3</text:span></text:a></text:p>
          <text:p text:style-name="P15"><text:a xlink:type="simple" xlink:href="#__RefHeading___Toc906_317439446" text:style-name="Index_20_Link" text:visited-style-name="Index_20_Link"><text:span text:style-name="T7">Planificación<text:tab/>3</text:span></text:a></text:p>
          <text:p text:style-name="P15"><text:a xlink:type="simple" xlink:href="#__RefHeading___Toc908_317439446" text:style-name="Index_20_Link" text:visited-style-name="Index_20_Link"><text:span text:style-name="T7">Medios<text:tab/>3</text:span></text:a></text:p>
          <text:p text:style-name="P15"><text:a xlink:type="simple" xlink:href="#__RefHeading___Toc910_317439446" text:style-name="Index_20_Link" text:visited-style-name="Index_20_Link"><text:span text:style-name="T7">Orzamento<text:tab/>3</text:span></text:a></text:p>
          <text:p text:style-name="P15"><text:a xlink:type="simple" xlink:href="#__RefHeading___Toc912_317439446" text:style-name="Index_20_Link" text:visited-style-name="Index_20_Link"><text:span text:style-name="T7">Execución<text:tab/>3</text:span></text:a></text:p>
          <text:p text:style-name="P15"><text:a xlink:type="simple" xlink:href="#__RefHeading___Toc914_317439446" text:style-name="Index_20_Link" text:visited-style-name="Index_20_Link"><text:span text:style-name="T7">Resultado<text:tab/>3</text:span></text:a></text:p>
          <text:p text:style-name="P15"><text:a xlink:type="simple" xlink:href="#__RefHeading___Toc916_317439446" text:style-name="Index_20_Link" text:visited-style-name="Index_20_Link"><text:span text:style-name="T7">Análise do resultado<text:tab/>4</text:span></text:a></text:p>
          <text:p text:style-name="P14"><text:a xlink:type="simple" xlink:href="#__RefHeading___Toc918_317439446" text:style-name="Index_20_Link" text:visited-style-name="Index_20_Link"><text:span text:style-name="T7">REFERENCIAS<text:tab/>5</text:span></text:a></text:p>
          <text:p text:style-name="P14"><text:a xlink:type="simple" xlink:href="#__RefHeading___Toc920_317439446" text:style-name="Index_20_Link" text:visited-style-name="Index_20_Link"><text:span text:style-name="T7">BIBLIOGRAFÍA<text:tab/>6</text:span></text:a></text:p>
          <text:p text:style-name="P14"><text:a xlink:type="simple" xlink:href="#__RefHeading___Toc922_317439446" text:style-name="Index_20_Link" text:visited-style-name="Index_20_Link"><text:span text:style-name="T7">ANEXOS<text:tab/>7</text:span></text:a></text:p>
          <text:p text:style-name="P16"><text:a xlink:type="simple" xlink:href="#__RefHeading___Toc944_317439446" text:style-name="Index_20_Link" text:visited-style-name="Index_20_Link"><text:span text:style-name="T7">Diagrama de Clases<text:tab/>7</text:span></text:a></text:p>
          <text:p text:style-name="P16"><text:a xlink:type="simple" xlink:href="#__RefHeading___Toc946_317439446" text:style-name="Index_20_Link" text:visited-style-name="Index_20_Link"><text:span text:style-name="T7">Diagrama de Casos de Uso<text:tab/>7</text:span></text:a></text:p>
          <text:p text:style-name="P16"><text:a xlink:type="simple" xlink:href="#__RefHeading___Toc948_317439446" text:style-name="Index_20_Link" text:visited-style-name="Index_20_Link"><text:span text:style-name="T7">Modelo Entidad-Relación<text:tab/>7</text:span></text:a></text:p>
          <text:p text:style-name="P16"><text:a xlink:type="simple" xlink:href="#__RefHeading___Toc950_317439446" text:style-name="Index_20_Link" text:visited-style-name="Index_20_Link"><text:span text:style-name="T7">Modelo Relacional<text:tab/>7</text:span></text:a></text:p>
        </text:index-body>
      </text:table-of-content>
      <text:p text:style-name="P31"/>
      <text:h text:style-name="P23" text:outline-level="1"><text:bookmark-start text:name="__RefHeading___Toc896_317439446"/>LISTAXE DE FIGURAS<text:bookmark-end text:name="__RefHeading___Toc896_317439446"/></text:h>
      <text:h text:style-name="P24" text:outline-level="1"/>
      <text:h text:style-name="P23" text:outline-level="1"><text:bookmark-start text:name="__RefHeading___Toc898_317439446"/>MEMORIA<text:bookmark-end text:name="__RefHeading___Toc898_317439446"/></text:h>
      <text:h text:style-name="P28" text:outline-level="2"><text:bookmark-start text:name="__RefHeading___Toc900_317439446"/><text:span text:style-name="T5">O</text:span><text:span text:style-name="T4">bxectivo</text:span><text:bookmark-end text:name="__RefHeading___Toc900_317439446"/></text:h>
      <text:p text:style-name="P19">Que é o que se fai neste proxecto? Que se vai facer en concreto para avaliar exito ou fracaso</text:p>
      <text:h text:style-name="P28" text:outline-level="2"><text:bookmark-start text:name="__RefHeading___Toc902_317439446"/><text:span text:style-name="T5">D</text:span><text:span text:style-name="T4">escrición</text:span><text:bookmark-end text:name="__RefHeading___Toc902_317439446"/></text:h>
      <text:p text:style-name="P20">Para que se fai? Que necesidades cubre? Problema detectado</text:p>
      <text:p text:style-name="P20">Pq se fai? Motivación</text:p>
      <text:h text:style-name="P28" text:outline-level="2"><text:bookmark-start text:name="__RefHeading___Toc904_317439446"/>Alcance<text:bookmark-end text:name="__RefHeading___Toc904_317439446"/></text:h>
      <text:p text:style-name="P7">A idea do que se quere facer</text:p>
      <text:p text:style-name="P7">Do que se parte e ata onde chega este proxecto <text:span text:style-name="T6">(falar aquí das versións, despois na planificación, as tarefas estarán vinculadas a estas versións)</text:span></text:p>
      <text:h text:style-name="P28" text:outline-level="2"><text:bookmark-start text:name="__RefHeading___Toc906_317439446"/>Planificación<text:bookmark-end text:name="__RefHeading___Toc906_317439446"/></text:h>
      <text:p text:style-name="P7">Secuenciación das tarefas a facer (con previsión ante desvios?)(con xustificación)</text:p>
      <text:p text:style-name="P7">Forma na que se vai facer (scrum) (con xustificación)</text:p>
      <text:p text:style-name="P7">De que forma se continuaría a posteriori (Business Factory ClimaTech)</text:p>
      <text:h text:style-name="P28" text:outline-level="2"><text:bookmark-start text:name="__RefHeading___Toc908_317439446"/>Medios<text:bookmark-end text:name="__RefHeading___Toc908_317439446"/></text:h>
      <text:p text:style-name="P6">Descripción medios, materiais e humanos</text:p>
      <text:p text:style-name="P6">Previsión de medios ante incidencias</text:p>
      <text:h text:style-name="P28" text:outline-level="2"><text:bookmark-start text:name="__RefHeading___Toc910_317439446"/>Orzamento<text:bookmark-end text:name="__RefHeading___Toc910_317439446"/></text:h>
      <text:p text:style-name="P17">Orzamento do proxecto <text:span text:style-name="T6">(inlcuir despliegue preliminar?)</text:span></text:p>
      <text:h text:style-name="P28" text:outline-level="2"><text:bookmark-start text:name="__RefHeading___Toc912_317439446"/>Execución<text:bookmark-end text:name="__RefHeading___Toc912_317439446"/></text:h>
      <text:p text:style-name="P17">Descripción do realizado no proxecto (resultado dos sprints)(git)</text:p>
      <text:h text:style-name="P28" text:outline-level="2"><text:bookmark-start text:name="__RefHeading___Toc914_317439446"/>Resultado<text:bookmark-end text:name="__RefHeading___Toc914_317439446"/></text:h>
      <text:p text:style-name="P17">Descripción funcional da aplicación web</text:p>
      <text:h text:style-name="P28" text:outline-level="2"><text:bookmark-start text:name="__RefHeading___Toc916_317439446"/><text:soft-page-break/>Análise do resultado<text:bookmark-end text:name="__RefHeading___Toc916_317439446"/></text:h>
      <text:p text:style-name="P5">O resultado cumpre o obxectivo do traballo?</text:p>
      <text:p text:style-name="P4"/>
      <text:h text:style-name="P25" text:outline-level="1"/>
      <text:h text:style-name="P26" text:outline-level="1"><text:bookmark-start text:name="__RefHeading___Toc918_317439446"/>REFERENCIAS<text:bookmark-end text:name="__RefHeading___Toc918_317439446"/></text:h>
      <text:h text:style-name="P25" text:outline-level="1"/>
      <text:h text:style-name="P27" text:outline-level="1"><text:bookmark-start text:name="__RefHeading___Toc920_317439446"/>BIBLIOGRAFÍA<text:bookmark-end text:name="__RefHeading___Toc920_317439446"/></text:h>
      <text:h text:style-name="P25" text:outline-level="1"/>
      <text:h text:style-name="P27" text:outline-level="1"><text:bookmark-start text:name="__RefHeading___Toc922_317439446"/>ANEXOS<text:bookmark-end text:name="__RefHeading___Toc922_317439446"/></text:h>
      <text:h text:style-name="P29" text:outline-level="4"><text:bookmark-start text:name="__RefHeading___Toc944_317439446"/>Diagrama de Clases<text:bookmark-end text:name="__RefHeading___Toc944_317439446"/></text:h>
      <text:h text:style-name="P29" text:outline-level="4"><text:bookmark-start text:name="__RefHeading___Toc946_317439446"/>Diagrama de <text:span text:style-name="T3">Casos de Uso</text:span><text:bookmark-end text:name="__RefHeading___Toc946_317439446"/></text:h>
      <text:h text:style-name="P30" text:outline-level="4"><text:bookmark-start text:name="__RefHeading___Toc948_317439446"/>Modelo Entidad-Relación<text:bookmark-end text:name="__RefHeading___Toc948_317439446"/></text:h>
      <text:h text:style-name="P30" text:outline-level="4"><text:bookmark-start text:name="__RefHeading___Toc950_317439446"/>Modelo Relacional<text:bookmark-end text:name="__RefHeading___Toc950_317439446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1" fo:font-family="Calibri" style:font-style-name="Normal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alibri" fo:font-style="italic" officeooo:rsid="00168406" officeooo:paragraph-rsid="00168406" style:font-style-asian="italic" style:font-style-complex="italic"/>
    </style:style>
    <style:style style:name="MP2" style:family="paragraph" style:parent-style-name="Footer">
      <style:paragraph-properties fo:text-align="start" style:justify-single-word="false"/>
      <style:text-properties style:font-name="Calibri" fo:font-style="italic" officeooo:rsid="01161940" officeooo:paragraph-rsid="01161940" style:font-style-asian="italic" style:font-style-complex="italic"/>
    </style:style>
    <style:style style:name="MP3" style:family="paragraph" style:parent-style-name="Footer">
      <style:paragraph-properties fo:text-align="end" style:justify-single-word="false"/>
      <style:text-properties style:font-name="Calibri" officeooo:rsid="01161940" officeooo:paragraph-rsid="01161940"/>
    </style:style>
    <style:style style:name="MP4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style style:name="M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ción2">
          <text:p text:style-name="MP1"><draw:frame draw:style-name="Mfr1" draw:name="image1.png" text:anchor-type="as-char" svg:width="16.147cm" svg:height="1.679cm" draw:z-index="6"><draw:image xlink:href="Pictures/10000001000002D80000004B41605A3894C36E06.png" xlink:type="simple" xlink:show="embed" xlink:actuate="onLoad" draw:mime-type="image/png"/></draw:frame></text:p>
        </text:section>
      </style:header>
      <style:footer>
        <text:section text:style-name="MSect2" text:name="Sección1">
          <text:p text:style-name="MP2">Alejandro Fernández Martínez</text:p>
          <text:p text:style-name="MP3"><text:page-number text:select-page="current">7</text:page-number></text:p>
        </text:section>
      </style:footer>
    </style:master-page>
    <style:master-page style:name="First_20_Page" style:display-name="First Page" style:page-layout-name="Mpm2" draw:style-name="Mdp1" style:next-style-name="Standard">
      <style:header>
        <text:p text:style-name="MP4"><draw:frame draw:style-name="Mfr1" draw:name="image1.png Copia 1" text:anchor-type="as-char" svg:width="16.147cm" svg:height="1.679cm" draw:z-index="7"><draw:image xlink:href="Pictures/10000001000002D80000004B41605A3894C36E06.png" xlink:type="simple" xlink:show="embed" xlink:actuate="onLoad" draw:mime-type="image/png"/></draw:frame></text:p>
      </style:header>
    </style:master-page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1T12:02:36.815000000</meta:creation-date>
    <dc:date>2024-04-01T19:14:43.193000000</dc:date>
    <meta:editing-duration>P3DT22H6M11S</meta:editing-duration>
    <meta:editing-cycles>250</meta:editing-cycles>
    <meta:generator>LibreOffice/7.5.8.2$Windows_X86_64 LibreOffice_project/f718d63693263970429a68f568db6046aaa9df01</meta:generator>
    <meta:document-statistic meta:table-count="6" meta:image-count="2" meta:object-count="0" meta:page-count="9" meta:paragraph-count="104" meta:word-count="321" meta:character-count="2144" meta:non-whitespace-character-count="1922"/>
  </office:meta>
</office:document-meta>
</file>